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Verdana" svg:font-family="Verdana, sans-serif"/>
    <style:font-face style:name="verdana" svg:font-family="verdana,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margin-top="0cm" fo:margin-bottom="0cm" loext:contextual-spacing="false" style:line-height-at-least="0.476cm" fo:text-align="start" style:justify-single-word="false" style:writing-mode="lr-tb"/>
    </style:style>
    <style:style style:name="P2" style:family="paragraph" style:parent-style-name="Text_20_body" style:list-style-name="L2">
      <style:paragraph-properties fo:margin-top="0cm" fo:margin-bottom="0cm" loext:contextual-spacing="false" style:line-height-at-least="0.476cm" fo:text-align="start" style:justify-single-word="false" style:writing-mode="lr-tb"/>
    </style:style>
    <style:style style:name="P3" style:family="paragraph" style:parent-style-name="Text_20_body" style:list-style-name="L4">
      <style:paragraph-properties fo:margin-top="0cm" fo:margin-bottom="0cm" loext:contextual-spacing="false" style:line-height-at-least="0.476cm" fo:text-align="start" style:justify-single-word="false" style:writing-mode="lr-tb"/>
    </style:style>
    <style:style style:name="P4" style:family="paragraph" style:parent-style-name="Text_20_body" style:list-style-name="L6">
      <style:paragraph-properties fo:margin-top="0cm" fo:margin-bottom="0cm" loext:contextual-spacing="false" style:line-height-at-least="0.476cm" fo:text-align="start" style:justify-single-word="false" style:writing-mode="lr-tb"/>
    </style:style>
    <style:style style:name="P5" style:family="paragraph" style:parent-style-name="Text_20_body" style:list-style-name="L7">
      <style:paragraph-properties fo:margin-top="0cm" fo:margin-bottom="0cm" loext:contextual-spacing="false" style:line-height-at-least="0.476cm" fo:text-align="start" style:justify-single-word="false" style:writing-mode="lr-tb"/>
    </style:style>
    <style:style style:name="P6" style:family="paragraph" style:parent-style-name="Text_20_body" style:list-style-name="L8">
      <style:paragraph-properties fo:margin-top="0cm" fo:margin-bottom="0cm" loext:contextual-spacing="false" style:line-height-at-least="0.476cm" fo:text-align="start" style:justify-single-word="false" style:writing-mode="lr-tb"/>
    </style:style>
    <style:style style:name="P7" style:family="paragraph" style:parent-style-name="Text_20_body" style:list-style-name="L9">
      <style:paragraph-properties fo:margin-top="0cm" fo:margin-bottom="0cm" loext:contextual-spacing="false" style:line-height-at-least="0.476cm" fo:text-align="start" style:justify-single-word="false" style:writing-mode="lr-tb"/>
    </style:style>
    <style:style style:name="P8" style:family="paragraph" style:parent-style-name="Text_20_body" style:list-style-name="L10">
      <style:paragraph-properties fo:margin-top="0cm" fo:margin-bottom="0cm" loext:contextual-spacing="false" style:line-height-at-least="0.476cm" fo:text-align="start" style:justify-single-word="false" style:writing-mode="lr-tb"/>
    </style:style>
    <style:style style:name="P9" style:family="paragraph" style:parent-style-name="Text_20_body" style:list-style-name="L11">
      <style:paragraph-properties fo:margin-top="0cm" fo:margin-bottom="0cm" loext:contextual-spacing="false" style:line-height-at-least="0.476cm" fo:text-align="start" style:justify-single-word="false" style:writing-mode="lr-tb"/>
    </style:style>
    <style:style style:name="P10" style:family="paragraph" style:parent-style-name="Text_20_body" style:list-style-name="L3">
      <style:paragraph-properties fo:margin-top="0cm" fo:margin-bottom="0cm" loext:contextual-spacing="false" fo:text-align="start" style:justify-single-word="false" style:writing-mode="lr-tb"/>
    </style:style>
    <style:style style:name="P11" style:family="paragraph" style:parent-style-name="Text_20_body" style:list-style-name="L4">
      <style:paragraph-properties fo:margin-top="0cm" fo:margin-bottom="0cm" loext:contextual-spacing="false" fo:text-align="start" style:justify-single-word="false" style:writing-mode="lr-tb"/>
    </style:style>
    <style:style style:name="P12" style:family="paragraph" style:parent-style-name="Text_20_body" style:list-style-name="L5">
      <style:paragraph-properties fo:margin-top="0cm" fo:margin-bottom="0cm" loext:contextual-spacing="false" fo:text-align="start" style:justify-single-word="false" style:writing-mode="lr-tb"/>
    </style:style>
    <style:style style:name="P13" style:family="paragraph" style:parent-style-name="Text_20_body" style:list-style-name="L6">
      <style:paragraph-properties fo:margin-top="0cm" fo:margin-bottom="0cm" loext:contextual-spacing="false" fo:text-align="start" style:justify-single-word="false" style:writing-mode="lr-tb"/>
    </style:style>
    <style:style style:name="P14" style:family="paragraph" style:parent-style-name="Text_20_body" style:list-style-name="L7">
      <style:paragraph-properties fo:margin-top="0cm" fo:margin-bottom="0cm" loext:contextual-spacing="false" fo:text-align="start" style:justify-single-word="false" style:writing-mode="lr-tb"/>
    </style:style>
    <style:style style:name="P15" style:family="paragraph" style:parent-style-name="Text_20_body" style:list-style-name="L8">
      <style:paragraph-properties fo:margin-top="0cm" fo:margin-bottom="0cm" loext:contextual-spacing="false" fo:text-align="start" style:justify-single-word="false" style:writing-mode="lr-tb"/>
    </style:style>
    <style:style style:name="P16" style:family="paragraph" style:parent-style-name="Text_20_body" style:list-style-name="L10">
      <style:paragraph-properties fo:margin-top="0cm" fo:margin-bottom="0cm" loext:contextual-spacing="false" fo:text-align="start" style:justify-single-word="false" style:writing-mode="lr-tb"/>
    </style:style>
    <style:style style:name="P17" style:family="paragraph" style:parent-style-name="Text_20_body" style:list-style-name="L6">
      <style:paragraph-properties fo:margin-top="0cm" fo:margin-bottom="0cm" loext:contextual-spacing="false" fo:text-align="start" style:justify-single-word="false" style:writing-mode="lr-tb"/>
      <style:text-properties style:font-name="verdana"/>
    </style:style>
    <style:style style:name="P18" style:family="paragraph" style:parent-style-name="Text_20_body" style:list-style-name="L7">
      <style:paragraph-properties fo:margin-top="0cm" fo:margin-bottom="0cm" loext:contextual-spacing="false" fo:text-align="start" style:justify-single-word="false" style:writing-mode="lr-tb"/>
      <style:text-properties style:font-name="verdana"/>
    </style:style>
    <style:style style:name="P19" style:family="paragraph" style:parent-style-name="Text_20_body" style:list-style-name="L10">
      <style:paragraph-properties fo:margin-top="0cm" fo:margin-bottom="0cm" loext:contextual-spacing="false" fo:text-align="start" style:justify-single-word="false" style:writing-mode="lr-tb"/>
      <style:text-properties style:font-name="verdana"/>
    </style:style>
    <style:style style:name="P20" style:family="paragraph" style:parent-style-name="Text_20_body">
      <style:paragraph-properties fo:margin-top="0cm" fo:margin-bottom="0cm" loext:contextual-spacing="false" style:line-height-at-least="0.476cm" fo:text-align="start" style:justify-single-word="false" style:writing-mode="lr-tb"/>
      <style:text-properties style:font-name="verdana"/>
    </style:style>
    <style:style style:name="P21" style:family="paragraph" style:parent-style-name="Text_20_body" style:list-style-name="L1">
      <loext:graphic-properties draw:fill="none" draw:fill-color="#ffffff"/>
      <style:paragraph-properties fo:margin-left="0cm" fo:margin-right="0.159cm" fo:margin-top="0cm" fo:margin-bottom="0cm" loext:contextual-spacing="false" fo:text-align="center" style:justify-single-word="false" fo:text-indent="0cm" style:auto-text-indent="false" fo:background-color="transparent" fo:padding="0cm" fo:border="none" style:writing-mode="lr-tb"/>
      <style:text-properties loext:padding="0cm" loext:border="none"/>
    </style:style>
    <style:style style:name="P22" style:family="paragraph" style:parent-style-name="Text_20_body">
      <style:paragraph-properties style:line-height-at-least="0.476cm" fo:text-align="start" style:justify-single-word="false" style:writing-mode="lr-tb"/>
    </style:style>
    <style:style style:name="P23" style:family="paragraph" style:parent-style-name="Text_20_body" style:list-style-name="L2">
      <style:paragraph-properties style:line-height-at-least="0.476cm" fo:text-align="start" style:justify-single-word="false" style:writing-mode="lr-tb"/>
    </style:style>
    <style:style style:name="P24" style:family="paragraph" style:parent-style-name="Text_20_body" style:list-style-name="L8">
      <style:paragraph-properties style:line-height-at-least="0.476cm" fo:text-align="start" style:justify-single-word="false" style:writing-mode="lr-tb"/>
    </style:style>
    <style:style style:name="P25" style:family="paragraph" style:parent-style-name="Text_20_body" style:list-style-name="L10">
      <style:paragraph-properties style:line-height-at-least="0.476cm" fo:text-align="start" style:justify-single-word="false" style:writing-mode="lr-tb"/>
    </style:style>
    <style:style style:name="P26" style:family="paragraph" style:parent-style-name="Text_20_body">
      <style:paragraph-properties style:line-height-at-least="0.476cm" fo:text-align="end" style:justify-single-word="false" style:writing-mode="lr-tb"/>
      <style:text-properties style:font-name="verdana" fo:font-size="18pt"/>
    </style:style>
    <style:style style:name="P27" style:family="paragraph" style:parent-style-name="Text_20_body">
      <style:paragraph-properties style:line-height-at-least="0.476cm" fo:text-align="start" style:justify-single-word="false" style:writing-mode="lr-tb"/>
      <style:text-properties style:font-name="verdana"/>
    </style:style>
    <style:style style:name="P28" style:family="paragraph" style:parent-style-name="Text_20_body" style:list-style-name="L4">
      <style:paragraph-properties style:line-height-at-least="0.476cm" fo:text-align="start" style:justify-single-word="false" style:writing-mode="lr-tb"/>
      <style:text-properties style:font-name="verdana"/>
    </style:style>
    <style:style style:name="P29" style:family="paragraph" style:parent-style-name="Text_20_body" style:list-style-name="L6">
      <style:paragraph-properties style:line-height-at-least="0.476cm" fo:text-align="start" style:justify-single-word="false" style:writing-mode="lr-tb"/>
      <style:text-properties style:font-name="verdana"/>
    </style:style>
    <style:style style:name="P30" style:family="paragraph" style:parent-style-name="Text_20_body" style:list-style-name="L7">
      <style:paragraph-properties fo:text-align="start" style:justify-single-word="false" style:writing-mode="lr-tb"/>
      <style:text-properties style:font-name="verdana"/>
    </style:style>
    <style:style style:name="P31" style:family="paragraph" style:parent-style-name="Text_20_body">
      <style:paragraph-properties fo:text-align="start" style:justify-single-word="false" style:writing-mode="lr-tb"/>
    </style:style>
    <style:style style:name="P32" style:family="paragraph" style:parent-style-name="Text_20_body" style:list-style-name="L3">
      <style:paragraph-properties fo:text-align="start" style:justify-single-word="false" style:writing-mode="lr-tb"/>
    </style:style>
    <style:style style:name="P33" style:family="paragraph" style:parent-style-name="Text_20_body" style:list-style-name="L5">
      <style:paragraph-properties fo:text-align="start" style:justify-single-word="false" style:writing-mode="lr-tb"/>
    </style:style>
    <style:style style:name="P34" style:family="paragraph" style:parent-style-name="Text_20_body" style:list-style-name="L9">
      <style:paragraph-properties fo:text-align="start" style:justify-single-word="false" style:writing-mode="lr-tb"/>
    </style:style>
    <style:style style:name="P35" style:family="paragraph" style:parent-style-name="Text_20_body" style:list-style-name="L11">
      <style:paragraph-properties fo:text-align="start" style:justify-single-word="false" style:writing-mode="lr-tb"/>
    </style:style>
    <style:style style:name="P36" style:family="paragraph" style:parent-style-name="Text_20_body">
      <style:paragraph-properties style:line-height-at-least="0.476cm" fo:text-align="start" style:justify-single-word="false" style:writing-mode="lr-tb"/>
      <style:text-properties fo:font-size="16pt" style:font-size-asian="16pt" style:font-size-complex="16pt"/>
    </style:style>
    <style:style style:name="T1" style:family="text">
      <style:text-properties style:font-name="verdana"/>
    </style:style>
    <style:style style:name="T2" style:family="text">
      <style:text-properties style:font-name="verdana" fo:font-size="18pt"/>
    </style:style>
    <style:style style:name="T3" style:family="text">
      <style:text-properties style:font-name="verdana" fo:font-size="18pt" fo:font-weight="bold"/>
    </style:style>
    <style:style style:name="T4" style:family="text">
      <style:text-properties style:font-name="verdana" fo:font-weight="bold"/>
    </style:style>
    <style:style style:name="T5" style:family="text">
      <style:text-properties style:font-name="verdana" fo:font-size="24pt" fo:font-weight="bold"/>
    </style:style>
    <style:style style:name="T6" style:family="text">
      <style:text-properties style:font-name="verdana" fo:font-size="16pt" fo:font-weight="bold" style:font-size-asian="16pt" style:font-size-complex="16pt"/>
    </style:style>
    <style:style style:name="T7" style:family="text">
      <style:text-properties fo:font-size="18pt" fo:font-weight="bold"/>
    </style:style>
    <style:style style:name="T8" style:family="text">
      <style:text-properties fo:font-weight="normal"/>
    </style:style>
    <style:style style:name="T9" style:family="text">
      <style:text-properties style:font-name="Verdana"/>
    </style:style>
    <style:style style:name="T10" style:family="text">
      <style:text-properties fo:font-size="24pt" fo:font-weight="bold"/>
    </style:style>
    <style:style style:name="T11" style:family="text">
      <style:text-properties fo:font-size="16pt" fo:font-weight="bold" style:font-size-asian="16pt" style:font-size-complex="16pt"/>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34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3" text:outline-level="3"><text:bookmark text:name="2202609047885607791"/>New features in Oracle Database 12c Release 1 </text:h>
      <text:section text:style-name="Sect1" text:name="post-body-2202609047885607791">
        <text:p text:style-name="P36"><text:span text:style-name="T4">SQL:</text:span></text:p>
        <text:list xml:id="list7335218573695476070" text:style-name="L2">
          <text:list-item>
            <text:p text:style-name="P2"><text:span text:style-name="T1">Increased size limit for VARCHAR2, NVARCHAR2, and RAW datatypes to 32K  (from 4K).</text:span> </text:p>
          </text:list-item>
          <text:list-item>
            <text:p text:style-name="P2"><text:span text:style-name="T1">We can make a column invisible. <text:line-break/>SQL&gt; create table test (column-name column-type invisible);<text:line-break/>SQL&gt; alter table table-name modify column-name invisible; <text:line-break/>SQL&gt; alter table table-name modify column-name visible;</text:span> </text:p>
          </text:list-item>
          <text:list-item>
            <text:p text:style-name="P2"><text:span text:style-name="T1">We can drop an index online.</text:span> </text:p>
          </text:list-item>
          <text:list-item>
            <text:p text:style-name="P2"><text:span text:style-name="T1">SQL&gt; DROP INDEX ONLINE.</text:span> </text:p>
          </text:list-item>
          <text:list-item>
            <text:p text:style-name="P2"><text:span text:style-name="T1">We can drop an constraint online.</text:span> </text:p>
          </text:list-item>
          <text:list-item>
            <text:p text:style-name="P2"><text:span text:style-name="T1">SQL&gt; DROP CONSTRAINT ONLINE .</text:span> </text:p>
          </text:list-item>
          <text:list-item>
            <text:p text:style-name="P2"><text:span text:style-name="T1">We can set unused columns online</text:span> </text:p>
          </text:list-item>
          <text:list-item>
            <text:p text:style-name="P2"><text:span text:style-name="T1">SQL&gt; SET UNUSED COLUMN ONLINE.</text:span> </text:p>
          </text:list-item>
          <text:list-item>
            <text:p text:style-name="P2"><text:span text:style-name="T1">We can make an index visible of invisible to Optimizer.</text:span> </text:p>
          </text:list-item>
          <text:list-item>
            <text:p text:style-name="P2"><text:span text:style-name="T1">SQL&gt; ALTER INDEX VISIBLE / INVISIBLE .</text:span> </text:p>
          </text:list-item>
          <text:list-item>
            <text:p text:style-name="P2"><text:span text:style-name="T1">Oracle Database 12c has new feature called "Identity Columns" which are auto-incremented at the time of insertion (like in MySQL). <text:line-break/>SQL&gt; create table dept (dept_id number generated as identity, dept_name varchar);<text:line-break/>SQL&gt; create table dept (dept_id number generated as identity (start with 1 increment by 1 cache 20 noorder), dept_name varchar);</text:span> </text:p>
          </text:list-item>
          <text:list-item>
            <text:p text:style-name="P2"><text:span text:style-name="T1">Temporary undo (for global temporary tables) will not generate undo.</text:span> <text:span text:style-name="T1">We can manage this by using init parameter temp_undo_enabled (=false|true).</text:span> </text:p>
          </text:list-item>
          <text:list-item>
            <text:p text:style-name="P2"><text:span text:style-name="T1">Duplicate Indexes - Create duplicate indexes on the same set of columns. Till </text:span><text:a xlink:type="simple" xlink:href="http://satya-dba.blogspot.com/2009/09/whats-new-in-11g-release-2.html" office:target-frame-name="_blank" xlink:show="new" text:style-name="Internet_20_link" text:visited-style-name="Visited_20_Internet_20_Link"><text:span text:style-name="T9">Oracle 11.2</text:span></text:a><text:span text:style-name="T1">, if we try to create an index using the same columns, in the same order, as an existing index, we'll get an error. In some cases, we might want two different types of index on the same data (such as in a datawarehouse where we might want a bitmap index on the leading edge of a set of columns that exists in a Btree index).</text:span> </text:p>
          </text:list-item>
          <text:list-item>
            <text:p text:style-name="P2"><text:span text:style-name="T1">PL/SQL inside SQL: this new feature </text:span><text:bookmark text:name="IL_AD8"/><text:span text:style-name="T1">allows to use DDL inside SQL statements (i.e.: to create a one shot function)</text:span> </text:p>
          </text:list-item>
          <text:list-item>
            <text:p text:style-name="P2"><text:span text:style-name="T1">The object DEFAULT clause has been enhanced. Adding a column to an existing table with a default value (much faster with Oracle 12c and it consumes less space than before, pointer to the Oracle Data Dictionary), applies also to sequences, identity types etc...</text:span> </text:p>
          </text:list-item>
          <text:list-item>
            <text:p text:style-name="P2"><text:span text:style-name="T1">Pagination query, SQL keywords to limit the number of records to be displayed, and to replace ROWNUM records. <text:line-break/>SQL&gt; select ... fetch first n rows only; <text:line-break/>SQL&gt; select ... offset m rows fetch next n rows only; <text:line-break/>SQL&gt; select ... fetch first n percent rows only; <text:line-break/>SQL&gt; select ... fetch first n percent rows with ties;</text:span> </text:p>
          </text:list-item>
          <text:list-item>
            <text:p text:style-name="P2"><text:span text:style-name="T1">Moving and Renaming datafile is now ONLINE, no need to put datafile in offline.<text:line-break/>SQL&gt; alter database move datafile 'path' to 'new_path';</text:span> </text:p>
          </text:list-item>
          <text:list-item>
            <text:p text:style-name="P2"><text:span text:style-name="T1">The TRUNCATE command has been enhanced with a CASCADE option which follows child records.</text:span> </text:p>
          </text:list-item>
          <text:list-item>
            <text:p text:style-name="P2"><text:soft-page-break/><text:span text:style-name="T1">dbms_sql.return_result returns formatted results in SQLPLUS.</text:span> </text:p>
          </text:list-item>
          <text:list-item>
            <text:p text:style-name="P23"><text:span text:style-name="T1">Reduces contents of regular UNDO, allowing better </text:span><text:a xlink:type="simple" xlink:href="http://satya-dba.blogspot.com/2009/02/flashback.html" office:target-frame-name="_blank" xlink:show="new" text:style-name="Internet_20_link" text:visited-style-name="Visited_20_Internet_20_Link"><text:span text:style-name="T1">flashback</text:span></text:a><text:span text:style-name="T1"> operations. </text:span></text:p>
          </text:list-item>
        </text:list>
        <text:p text:style-name="P31"><text:line-break/><text:span text:style-name="T6">PL/SQL:</text:span></text:p>
        <text:list xml:id="list4722610782041672541" text:style-name="L3">
          <text:list-item>
            <text:p text:style-name="P10"><text:span text:style-name="T1">PL/SQL Unit Security - A role can now be granted to a code unit. That means you can determine at a very fine grain, who can access a specific unit of code.</text:span> </text:p>
          </text:list-item>
          <text:list-item>
            <text:p text:style-name="P10"><text:span text:style-name="T1">SQL WITH clause enhancement - In Oracle 12c, we can declare PL/SQL functions in the WITH clause of a select statement.</text:span> </text:p>
          </text:list-item>
          <text:list-item>
            <text:p text:style-name="P10"><text:span text:style-name="T1">Implicit Result Sets - create a procedure, open a ref cursor, return the results. No types, not muss, no mess. Streamlined data access (kind of a catch up to other databases).</text:span> </text:p>
          </text:list-item>
          <text:list-item>
            <text:p text:style-name="P10"><text:span text:style-name="T1">MapReduce in the Database - MapReduce can be run from PL/SQL directly in the database.</text:span> </text:p>
          </text:list-item>
          <text:list-item>
            <text:p text:style-name="P32"><text:span text:style-name="T1">We can use Booleans values in dynamic PL/SQL. Still no Booleans as database type.</text:span> </text:p>
          </text:list-item>
        </text:list>
        <text:p text:style-name="P31"><text:span text:style-name="T3"><text:line-break/></text:span><text:span text:style-name="T6">Database:</text:span></text:p>
        <text:list xml:id="list785095357871609253" text:style-name="L4">
          <text:list-item>
            <text:p text:style-name="P11"><text:span text:style-name="T1">New </text:span><text:a xlink:type="simple" xlink:href="http://satya-dba.blogspot.com/2009/08/background-processes-in-oracle.html" office:target-frame-name="_blank" xlink:show="new" text:style-name="Internet_20_link" text:visited-style-name="Visited_20_Internet_20_Link"><text:span text:style-name="T1">background processes</text:span></text:a><text:span text:style-name="T1"> - LREG (Listener Registration), SA (SGA Allocator), RM.</text:span></text:p>
          </text:list-item>
          <text:list-item>
            <text:p text:style-name="P11"><text:span text:style-name="T1">RESOURCE role does not include UNLIMITED TABLESPACE anymore.</text:span> </text:p>
          </text:list-item>
          <text:list-item>
            <text:p text:style-name="P3"><text:span text:style-name="T1">No need to </text:span><text:a xlink:type="simple" xlink:href="http://satya-dba.blogspot.com/2009/01/startupshutdown-options.html" office:target-frame-name="_blank" xlink:show="new" text:style-name="Internet_20_link" text:visited-style-name="Visited_20_Internet_20_Link"><text:span text:style-name="T1">shutdown database</text:span></text:a><text:span text:style-name="T1"> for changing archive log mode.</text:span> </text:p>
          </text:list-item>
          <text:list-item>
            <text:p text:style-name="P11"><text:span text:style-name="T1">Like sysdba, sysoper &amp; </text:span><text:a xlink:type="simple" xlink:href="http://satya-dba.blogspot.com/2010/03/automatic-storage-management-asm-10g.html" office:target-frame-name="_blank" xlink:show="new" text:style-name="Internet_20_link" text:visited-style-name="Visited_20_Internet_20_Link"><text:span text:style-name="T1">sysasm</text:span></text:a><text:span text:style-name="T1">, we have new privileges, in Oracle 12.1.0.<text:line-break/></text:span><text:span text:style-name="T4">sysbackup</text:span><text:span text:style-name="T1"> for Backup operations<text:line-break/></text:span><text:span text:style-name="T4">sysdg</text:span><text:span text:style-name="T1"> for Data Guard operations<text:line-break/></text:span><text:span text:style-name="T4">syskm</text:span><text:span text:style-name="T1"> for Key management</text:span> </text:p>
          </text:list-item>
          <text:list-item>
            <text:p text:style-name="P11"><text:span text:style-name="T1">Like sys, system, we have new default SYS users, in Oracle 12c Release1.<text:line-break/></text:span><text:span text:style-name="T4">sysbackup</text:span><text:span text:style-name="T1"> for Backup operations<text:line-break/></text:span><text:span text:style-name="T4">sysdg</text:span><text:span text:style-name="T1"> for Data Guard operations<text:line-break/></text:span><text:span text:style-name="T4">syskm</text:span><text:span text:style-name="T1"> for Key management</text:span> </text:p>
          </text:list-item>
          <text:list-item>
            <text:p text:style-name="P3"><text:span text:style-name="T1">Oracle Database 12c </text:span><text:a xlink:type="simple" xlink:href="http://satya-dba.blogspot.com/2009/06/datapump-in-oracle.html" office:target-frame-name="_blank" xlink:show="new" text:style-name="Internet_20_link" text:visited-style-name="Visited_20_Internet_20_Link"><text:span text:style-name="T1">Data Pump</text:span></text:a><text:span text:style-name="T1"> will allow turning off redo for the import operation (only).<text:line-break/>$ </text:span><text:a xlink:type="simple" xlink:href="http://satya-dba.blogspot.com/2009/05/datapump.html#impdp" office:target-frame-name="_blank" xlink:show="new" text:style-name="Internet_20_link" text:visited-style-name="Visited_20_Internet_20_Link"><text:span text:style-name="T1">impdp</text:span></text:a><text:span text:style-name="T1"> ... transform=disable_archive_logging:y</text:span> </text:p>
          </text:list-item>
          <text:list-item>
            <text:p text:style-name="P3"><text:a xlink:type="simple" xlink:href="http://satya-dba.blogspot.com/2009/05/datapump.html#expdp" office:target-frame-name="_blank" xlink:show="new" text:style-name="Internet_20_link" text:visited-style-name="Visited_20_Internet_20_Link"><text:span text:style-name="T1">expdp</text:span></text:a><text:span text:style-name="T1"> has transport view, view_as_tables options.</text:span> <text:line-break/><text:span text:style-name="T1">$ expdp ... VIEWS_AS_TABLES=test_view</text:span> </text:p>
          </text:list-item>
          <text:list-item>
            <text:p text:style-name="P3"><text:span text:style-name="T1">New ENCRYPTION_PWD_PROMPT parameter allows you to specify whether Data Pump should prompt you for the encryption password, rather than you entering it on the command line.</text:span> </text:p>
          </text:list-item>
          <text:list-item>
            <text:p text:style-name="P3"><text:span text:style-name="T1">Enhanced </text:span><text:a xlink:type="simple" xlink:href="http://satya-dba.blogspot.com/2010/06/oracle-database-statistics-rbo-cbo.html" office:target-frame-name="_blank" xlink:show="new" text:style-name="Internet_20_link" text:visited-style-name="Visited_20_Internet_20_Link"><text:span text:style-name="T1">statistics</text:span></text:a><text:span text:style-name="T1"> --- frequency histograms can be created upto 2048 distinct values (increased from 254 distinct values), dynamic sampling up to eleven, and stats automatically gathered during load.</text:span> </text:p>
          </text:list-item>
          <text:list-item>
            <text:p text:style-name="P3"><text:soft-page-break/><text:span text:style-name="T1">Two new types of histograms introduced --- top-frequency histograms and hybrid histograms.</text:span> </text:p>
          </text:list-item>
          <text:list-item>
            <text:p text:style-name="P3"><text:span text:style-name="T1">Row </text:span><text:bookmark text:name="IL_AD1"/><text:span text:style-name="T1">pattern matching - "MATCH_RECOGNIZATION" (identification of </text:span><text:bookmark text:name="IL_AD2"/><text:span text:style-name="T1">patterns within a table ordered/sorted by the SQL statement).</text:span> </text:p>
          </text:list-item>
          <text:list-item>
            <text:p text:style-name="P3"><text:span text:style-name="T1">Adaptive execution plans (change of the plan at runtime).</text:span> </text:p>
          </text:list-item>
          <text:list-item>
            <text:p text:style-name="P3"><text:span text:style-name="T1">Oracle 12c includes database </text:span><text:bookmark text:name="IL_AD5"/><text:span text:style-name="T1">level redaction, allowing granular control of access to sensitive data.</text:span> </text:p>
          </text:list-item>
          <text:list-item>
            <text:p text:style-name="P3"><text:span text:style-name="T1">Dynamic sampling has been renamed to Dynamic Statistics in Oracle 12c release 1.</text:span> </text:p>
          </text:list-item>
          <text:list-item>
            <text:p text:style-name="P3"><text:span text:style-name="T1">Multi threaded database with parameter threaded_executions. Multiple processes and multiple threads within each process, provides improved performance and manageability through more efficient sharing of system and processor resources.</text:span> </text:p>
          </text:list-item>
          <text:list-item>
            <text:p text:style-name="P3"><text:span text:style-name="T1">Oracle introduced parameter PGA_AGGREGATE_LIMIT which is a real/PGA memory limit.</text:span> </text:p>
          </text:list-item>
          <text:list-item>
            <text:p text:style-name="P3"><text:span text:style-name="T1">UNDO for temporary tables can now be managed in TEMP, rather than the regular UNDO tablespace. Queried through v$tempundostat.</text:span> </text:p>
          </text:list-item>
          <text:list-item>
            <text:p text:style-name="P3"><text:span text:style-name="T1">Oracle Enterprise Manage Express (lightweight EM Cloud Control 12c version), replaces the Oracle Database console and, is installed automatically.</text:span> </text:p>
          </text:list-item>
          <text:list-item>
            <text:p text:style-name="P3"><text:span text:style-name="T1">enable_ddl_logging</text:span> </text:p>
          </text:list-item>
          <text:list-item>
            <text:p text:style-name="P3"><text:span text:style-name="T1">Oracle Caching mode: It enables to force caching of all segments into buffer cache automatically(when the segments are accessed). ALTER DATABASE FORCE FULL DATABASE CACHING;</text:span> </text:p>
          </text:list-item>
          <text:list-item>
            <text:p text:style-name="P3"><text:span text:style-name="T1">New type of sequences - session sequences, for global temporary tables</text:span> </text:p>
          </text:list-item>
          <text:list-item>
            <text:p text:style-name="P11"><text:span text:style-name="T1">Materialized View out-of-place refresh.</text:span><text:line-break/><text:span text:style-name="T1">DBMS_MVIEW.REFRESH('TEST_MV', method =&gt; '?', atomic_refresh =&gt; FALSE, out_of_place =&gt; TRUE);</text:span> </text:p>
          </text:list-item>
          <text:list-item>
            <text:p text:style-name="P3"><text:span text:style-name="T1">CSSCAN (Character Set Scanner) and CSALTER utilities replaced with DMU (Database Migration Assistant for Unicode).</text:span> </text:p>
          </text:list-item>
          <text:list-item>
            <text:p text:style-name="P3"><text:span text:style-name="T1">Monitor the privilege assignments easy in 12c Oracle with DBMS_PRIVILEGE_CAPTURE.</text:span> </text:p>
          </text:list-item>
          <text:list-item>
            <text:p text:style-name="P3"><text:span text:style-name="T1">SELECT ANY DICTIONARY no longer provides access to tables with password hashes (USER$ etc).</text:span> </text:p>
          </text:list-item>
          <text:list-item>
            <text:p text:style-name="P3"><text:span text:style-name="T1">Lateral Views - a lateral view is a view that references columns from a table that is not inside the view.</text:span> </text:p>
          </text:list-item>
          <text:list-item>
            <text:p text:style-name="P28">Reduces the size of redo associated with recovering the regular UNDO tablespace. </text:p>
          </text:list-item>
        </text:list>
        <text:p text:style-name="P22"><text:span text:style-name="T5"><text:line-break/></text:span><text:a xlink:type="simple" xlink:href="http://satya-dba.blogspot.com/2010/03/automatic-storage-management-asm-10g.html" office:target-frame-name="_blank" xlink:show="new" text:style-name="Internet_20_link" text:visited-style-name="Visited_20_Internet_20_Link"><text:span text:style-name="T6">ASM</text:span></text:a><text:span text:style-name="T6">: (Oracle Grid Infrastructure new features)</text:span></text:p>
        <text:list xml:id="list5733161836854991684" text:style-name="L5">
          <text:list-item>
            <text:p text:style-name="P12"><text:span text:style-name="T1">Introduction of Flex ASM, ASM would run only on 3 instances on a cluster even if more than 3, the instances that not have an ASM would request remote ASM, typically like SCAN. In normal conditions in a node if ASM fails the entire node will be useless, where in 12c the ability to get the extent </text:span><text:bookmark text:name="IL_AD4"/><text:span text:style-name="T1">map from remote ASM instance makes the node useful.</text:span> </text:p>
          </text:list-item>
          <text:list-item>
            <text:p text:style-name="P33"><text:soft-page-break/><text:span text:style-name="T1">Introduction of Flex Cluster, with light weight cluster stack, leaf node and traditional stack hub node, </text:span><text:bookmark text:name="IL_AD3"/><text:span text:style-name="T1">application layer is the typical example of leaf nodes where they don't require any network heartbeat.</text:span> </text:p>
          </text:list-item>
        </text:list>
        <text:p text:style-name="P22"><text:span text:style-name="T5"><text:line-break/></text:span><text:a xlink:type="simple" xlink:href="http://satya-dba.blogspot.com/2009/01/rman-was-first-introduced-in-oracle8.html" office:target-frame-name="_blank" xlink:show="new" text:style-name="Internet_20_link" text:visited-style-name="Visited_20_Internet_20_Link"><text:span text:style-name="T6">RMAN</text:span></text:a><text:span text:style-name="T6">:</text:span></text:p>
        <text:list xml:id="list4508292830590961367" text:style-name="L6">
          <text:list-item>
            <text:p text:style-name="P4"><text:span text:style-name="T1">Table (or table partition) Point-In-Time Recovery (combination of </text:span><text:a xlink:type="simple" xlink:href="http://satya-dba.blogspot.com/2009/06/datapump-in-oracle.html" office:target-frame-name="_blank" xlink:show="new" text:style-name="Internet_20_link" text:visited-style-name="Visited_20_Internet_20_Link"><text:span text:style-name="T1">Data Pump</text:span></text:a><text:span text:style-name="T1"> and RMAN, auxiliary instance required). The table is recovered into an auxiliary instance and there is the option to import the recovered table into a new table or partition using REMAP option or create the expdp dump of the recovered table only, for import at a later time of your choosing.<text:line-break/>RMAN&gt; recover table table_name until scn scn_number auxiliary destination on 'path';</text:span> <text:line-break/><text:span text:style-name="T1">RMAN&gt; recover table sh:sales:P1 remap table sh.sales:P1:new_tab</text:span> </text:p>
          </text:list-item>
          <text:list-item>
            <text:p text:style-name="P4"><text:span text:style-name="T1">Running SQL commands and executing PLSQL procedures in RMAN without SQL keyword.<text:line-break/>RMAN&gt;</text:span> <text:span text:style-name="T1">select * from v$session;</text:span> </text:p>
          </text:list-item>
          <text:list-item>
            <text:p text:style-name="P4"><text:a xlink:type="simple" xlink:href="http://satya-dba.blogspot.com/2010/04/rman-commands.html#recover" office:target-frame-name="_blank" xlink:show="new" text:style-name="Internet_20_link" text:visited-style-name="Visited_20_Internet_20_Link"><text:span text:style-name="T1">Recover</text:span></text:a><text:span text:style-name="T1"> or copy files from Standby databases.  </text:span></text:p>
            <text:p text:style-name="P17">Refresh a single datafile on the primary from the standby (or standby from primary).</text:p>
          </text:list-item>
          <text:list-item>
            <text:p text:style-name="P13"><text:span text:style-name="T1">Multi-sectional backup functionality, to improve backup and restore operation of large size data files, extended further in 12c to supports </text:span><text:bookmark text:name="IL_AD6"/><text:span text:style-name="T1">image copies and incremental backups along with the full database backupsets.</text:span> </text:p>
          </text:list-item>
          <text:list-item>
            <text:p text:style-name="P4"><text:span text:style-name="T1">Table level restoration i.e object level.</text:span> </text:p>
          </text:list-item>
          <text:list-item>
            <text:p text:style-name="P4"><text:span text:style-name="T1">Incremental recovery more faster, many of the tasks removed.</text:span> </text:p>
          </text:list-item>
          <text:list-item>
            <text:p text:style-name="P4"><text:span text:style-name="T1">In Oracle 12c, ACTIVE DUPLICATE DATABASE doesn’t not required any pre backup existence to </text:span><text:bookmark text:name="IL_AD7"/><text:span text:style-name="T1">clone the database, RMAN first takes backup of datafiles into backupsets, and transmit to the auxiliary location and will be restored/recovered subsequently.</text:span> </text:p>
          </text:list-item>
          <text:list-item>
            <text:p text:style-name="P4"><text:span text:style-name="T1">New NOOPEN clause in 12c ACTIVE DUPLICATE DATABASE, will prevent opening database immediately after the cloning process completion and the database will remain in MOUNT state and we have to manually open the database.</text:span> </text:p>
          </text:list-item>
          <text:list-item>
            <text:p text:style-name="P29">Rolling forward/Synchronizing a standby database. </text:p>
          </text:list-item>
        </text:list>
        <text:p text:style-name="P27"><text:span text:style-name="T10"><text:line-break/></text:span><text:span text:style-name="T11">Partitioning:</text:span></text:p>
        <text:list xml:id="list1090361217766103196" text:style-name="L7">
          <text:list-item>
            <text:p text:style-name="P5"><text:a xlink:type="simple" xlink:href="http://satya-dba.blogspot.com/2009/07/partitioning-in-oracle.html" office:target-frame-name="_blank" xlink:show="new" text:style-name="Internet_20_link" text:visited-style-name="Visited_20_Internet_20_Link"><text:span text:style-name="T1">Partitioning </text:span></text:a><text:span text:style-name="T1">enhancements (partition truncate, cascading, global index cleanup, online moving of a partition, ...)</text:span> </text:p>
          </text:list-item>
          <text:list-item>
            <text:p text:style-name="P5"><text:span text:style-name="T1">SQL&gt; ALTER TABLE ... MOVE PARTITION ... ONLINE...</text:span> </text:p>
          </text:list-item>
          <text:list-item>
            <text:p text:style-name="P5"><text:span text:style-name="T1">Multiple </text:span><text:a xlink:type="simple" xlink:href="http://satya-dba.blogspot.com/2013/02/managing-oracle-partitions-add-drop.html" office:target-frame-name="_blank" xlink:show="new" text:style-name="Internet_20_link" text:visited-style-name="Visited_20_Internet_20_Link"><text:span text:style-name="T1">partition operations</text:span></text:a><text:span text:style-name="T1"> in a single DDL. </text:span></text:p>
          </text:list-item>
          <text:list-item>
            <text:p text:style-name="P14"><text:span text:style-name="T1">Interval-Ref Partitions - we can create a ref partition (to relate several tables with the same partitions) as a sub-partition to the interval type.</text:span> </text:p>
          </text:list-item>
          <text:list-item>
            <text:p text:style-name="P18">Cascade for TRUNCATE and EXCHANGE partition. </text:p>
          </text:list-item>
          <text:list-item>
            <text:p text:style-name="P18"><text:soft-page-break/>Asynchronous Global Index maintenance for DROP and TRUNCATE. Command returns instantly, but index cleanup happens later. </text:p>
          </text:list-item>
          <text:list-item>
            <text:p text:style-name="P30">Online move of a partition(without DBMS_REDEFINTIION).</text:p>
          </text:list-item>
        </text:list>
        <text:p text:style-name="P27"><text:span text:style-name="T10"><text:line-break/></text:span><text:span text:style-name="T11">Patching:</text:span></text:p>
        <text:list xml:id="list7766444579276880958" text:style-name="L8">
          <text:list-item>
            <text:p text:style-name="P6"><text:span text:style-name="T1">Centralised patching.</text:span> </text:p>
          </text:list-item>
          <text:list-item>
            <text:p text:style-name="P15"><text:span text:style-name="T1">We can retrieve OPatch information using sqlplus query, using DBMS_QOPATCH package</text:span><text:line-break/><text:span text:style-name="T1">SQL&gt; select dbms_qopatch.get_opatch_lsinventory() from dual;</text:span> </text:p>
          </text:list-item>
          <text:list-item>
            <text:p text:style-name="P24"><text:span text:style-name="T1">We can test patches on database copies, rolling patches out centrally once testing is complete.</text:span> </text:p>
          </text:list-item>
        </text:list>
        <text:p text:style-name="P27"><text:span text:style-name="T10"><text:line-break/></text:span><text:span text:style-name="T11">Compression:</text:span></text:p>
        <text:list xml:id="list63912440279663216" text:style-name="L9">
          <text:list-item>
            <text:p text:style-name="P7"><text:span text:style-name="T1">Automated compression with heat map.</text:span> </text:p>
          </text:list-item>
          <text:list-item>
            <text:p text:style-name="P7"><text:span text:style-name="T1">Optimisation can be run on live databases with no disruption. Data optimization will monitor the data usage and with policy archive old data and hot data will be compressed for faster access. Inactive data can be more aggressively compressed or archived, greatly reducing storage costs.</text:span> </text:p>
          </text:list-item>
          <text:list-item>
            <text:p text:style-name="P7"><text:span text:style-name="T1">Advanced Row compression (for Hot Data).</text:span> </text:p>
          </text:list-item>
          <text:list-item>
            <text:p text:style-name="P7"><text:span text:style-name="T1">Columnar Query compression (for Warm Data).</text:span> </text:p>
          </text:list-item>
          <text:list-item>
            <text:p text:style-name="P7"><text:span text:style-name="T1">Columnar Archive compression (for Archive Data).</text:span> </text:p>
          </text:list-item>
          <text:list-item>
            <text:p text:style-name="P34"><text:span text:style-name="T1">New parameters, SQLNET_COMPRESSION and SQLNET.COMPRESSION_SCHEME_LIST, allow the compression of data transitioning over Oracle Net Services between client and server. Compression can be enabled at the: Connection level (connect string, URL), Service level (tnsnames.ora, ldap.ora) and Database level (sqlnet.ora).</text:span> </text:p>
          </text:list-item>
        </text:list>
        <text:p text:style-name="P27"><text:line-break/><text:span text:style-name="T11">Data Guard:</text:span></text:p>
        <text:list xml:id="list8327857572779135282" text:style-name="L10">
          <text:list-item>
            <text:p text:style-name="P8"><text:span text:style-name="T1">Oracle Database 12c introduces a new redo transportation method which omits the acknowledgement (to primary) of the transaction on the standby. This feature is called "Fast Sync" redo transport.</text:span> </text:p>
          </text:list-item>
          <text:list-item>
            <text:p text:style-name="P8"><text:span text:style-name="T1">Creating a new type of redo destination called "Far Sync Standby". A "Far Sync Standby" is composed only of the standby control files, the standby redo logs and some disk space for archive logs which shall be sent to the Standby database. Failover &amp; Switchover operations are totally transparent as the "Far Sync Standby" cannot be used as the target.</text:span> </text:p>
          </text:list-item>
          <text:list-item>
            <text:p text:style-name="P8"><text:a xlink:type="simple" xlink:href="http://satya-dba.blogspot.com/2010/09/dgmgrl-utility-tool-executable.html" office:target-frame-name="_blank" xlink:show="new" text:style-name="Internet_20_link" text:visited-style-name="Visited_20_Internet_20_Link"><text:span text:style-name="T9">Data Guard Broker commands</text:span></text:a> <text:span text:style-name="T1">have been extended. The "validate database" command to checks whether the database is ready for role transition or not.</text:span> </text:p>
          </text:list-item>
          <text:list-item>
            <text:p text:style-name="P8"><text:soft-page-break/><text:span text:style-name="T1">In 12c it is possible to cascade a Standby Database in Real Time, that is, the first Standby Database can send Redo from the Standby RedoLogs to the cascaded Standby Database.</text:span> </text:p>
          </text:list-item>
          <text:list-item>
            <text:p text:style-name="P16"><text:span text:style-name="T1">Data Guard Broker now supports cascaded standby.</text:span> </text:p>
          </text:list-item>
          <text:list-item>
            <text:p text:style-name="P19">In 12c Data Guard, if you want to start MRP in RTA (real-time apply), use</text:p>
            <text:p text:style-name="P16">ALTER DATABASE RECOVER MANAGED STANDBY DATABASE DISCONNECT;</text:p>
          </text:list-item>
          <text:list-item>
            <text:p text:style-name="P16"><text:span text:style-name="T1">In 12c Data Guard, if you want to start MRP in non RTA (real-time apply), use </text:span>ALTER DATABASE RECOVER MANAGED STANDBY DATABASE USING ARCHIVED LOGFILE DISCONNECT;</text:p>
          </text:list-item>
          <text:list-item>
            <text:p text:style-name="P16"><text:span text:style-name="T1">Global data services, transparent to failover / switchover no client reconfiguration required.</text:span> </text:p>
          </text:list-item>
          <text:list-item>
            <text:p text:style-name="P16"><text:span text:style-name="T1">Data Guard supports Physical Standby Database for a Multitenant Database.</text:span> </text:p>
          </text:list-item>
          <text:list-item>
            <text:p text:style-name="P25"><text:span text:style-name="T1">Global Temporary Tables can now be used on an standby databases/Active Data Guard (ADG) standby databases.</text:span> </text:p>
          </text:list-item>
        </text:list>
        <text:p text:style-name="P22"><text:span text:style-name="T3"><text:line-break/></text:span><text:span text:style-name="T6">OEM (Oracle Enterprise Manager):</text:span></text:p>
        <text:list xml:id="list9100730999212459496" text:style-name="L11">
          <text:list-item>
            <text:p text:style-name="P9"><text:span text:style-name="T1">Oracle Enterprise Manager Database Express (DB Express), also referred to as EM Express, is a web-based tool for managing Oracle Database 12c, to support basic administrative tasks such as storage and user management, and provides comprehensive solutions for performance diagnostics and tuning.</text:span> </text:p>
          </text:list-item>
          <text:list-item>
            <text:p text:style-name="P9"><text:span text:style-name="T1">EM Express is similar to DB Control (Oracle Enterprise Manager DB Console) in 10g &amp; 11g, but not (full) replacement because EM Express has very less features.</text:span> </text:p>
          </text:list-item>
          <text:list-item>
            <text:p text:style-name="P35"><text:span text:style-name="T1">To use EM Express, a database user needs to have EM_EXPRESS_BASIC or EM_EXPRESS_ALL role. DBA role includes both the EM_EXPRESS_BASIC and the EM_EXPRESS_ALL roles. <text:line-break/>SQL&gt; grant EM_EXPRESS_BASIC to user;</text:span><text:line-break/><text:span text:style-name="T1">SQL&gt; grant EM_EXPRESS_ALL to user;</text:span> </text:p>
          </text:list-item>
        </text:list>
        <text:p text:style-name="P22"><text:span text:style-name="T1"><text:line-break/></text:span><text:span text:style-name="T6">Pluggable Databases:</text:span><text:line-break/><text:span text:style-name="T1">In Oracle 12c, in a pluggable database environment, we can create a single database container, and plug multiple databases into this container. All these databases then share the exact same oracle server/background processes and memory, unlike the previous versions where each database has its own </text:span><text:a xlink:type="simple" xlink:href="http://satya-dba.blogspot.com/2009/08/background-processes-in-oracle.html" office:target-frame-name="_blank" xlink:show="new" text:style-name="Internet_20_link" text:visited-style-name="Visited_20_Internet_20_Link"><text:span text:style-name="T1">background processes</text:span></text:a><text:span text:style-name="T1"> and shared memory. This helps in database consolidation and reduces the overhead of managing multiple desperate databases.</text:span><text:line-break/><text:span text:style-name="T1"><text:line-break/>Container Database (CDB): Are the core data dictionary objects that come after an Oracle database installation.</text:span><text:line-break/><text:span text:style-name="T1">Pluggable Database (PDB): Data dictionary objects and data related to the application. We can have many PDB plugged into a single CDB.</text:span><text:line-break/><text:span text:style-name="T1"><text:line-break/></text:span><text:soft-page-break/><text:span text:style-name="T1">A new admin role "CDB Administrator" has been introduced in Oracle 12.1.0 release databases.</text:span><text:line-break/><text:span text:style-name="T1">Multiple LGWR processes for each PDB’s and multiple databases can then share a master LGWR process, but have their own dedicated LGWR process within the container.</text:span><text:line-break/></text:p>
        <text:p text:style-name="P20">All Oracle database options/features are available on the PDB level.</text:p>
        <text:p text:style-name="P1"><text:a xlink:type="simple" xlink:href="http://satya-dba.blogspot.com/2010/04/rman-commands.html" office:target-frame-name="_blank" xlink:show="new" text:style-name="Internet_20_link" text:visited-style-name="Visited_20_Internet_20_Link"><text:span text:style-name="T1">RMAN </text:span></text:a><text:span text:style-name="T1">backup at CDB level.</text:span></text:p>
        <text:p text:style-name="P22"><text:span text:style-name="T1">We can unplug a PDB from a CDB to another CDB.<text:line-break/>PDB's can be cloned inside the CDB.<text:line-break/>Management of PDB (clone/creation/plug/unplug/drop) are implemented as SQLs.<text:line-break/>Extremely fast PDB-provisioning (clone inside the CDB), because each CDB comes with a “PDB Seed”.</text:span><text:line-break/><text:span text:style-name="T1">Database patch/upgrade management very quick as CDB is a single point of installation.<text:line-break/>Each PDB has its own data dictionary.<text:line-break/>Data Guard configuration on CDB as whole.<text:line-break/></text:span><text:a xlink:type="simple" xlink:href="http://satya-dba.blogspot.com/2010/04/rman-commands.html" office:target-frame-name="_blank" xlink:show="new" text:style-name="Internet_20_link" text:visited-style-name="Visited_20_Internet_20_Link"><text:span text:style-name="T1">RMAN </text:span></text:a><text:span text:style-name="T1">point-in-time recovery at PDB level (while other PDB's remains open).</text:span><text:line-break/><text:span text:style-name="T1">Resource Manager is extended for creating, unplugging, plugging in, and cloning, dropping or even setting up for the open mode of the PDB.<text:line-break/></text:span><text:a xlink:type="simple" xlink:href="http://satya-dba.blogspot.com/2009/02/flashback.html" office:target-frame-name="_blank" xlink:show="new" text:style-name="Internet_20_link" text:visited-style-name="Visited_20_Internet_20_Link"><text:span text:style-name="T1">Flashback </text:span></text:a><text:span text:style-name="T1">of a PDB should be available for Oracle 12c </text:span><text:a xlink:type="simple" xlink:href="http://satya-dba.blogspot.com/2016/10/new-features-in-oracle-12c-release-2.html" office:target-frame-name="_blank" xlink:show="new" text:style-name="Internet_20_link" text:visited-style-name="Visited_20_Internet_20_Link"><text:span text:style-name="T1">Release 2</text:span></text:a><text:span text:style-name="T1">.<text:line-break/><text:line-break/>Entire containers can be backed up in single run, regardless of how many databases they contain.</text:span><text:line-break/><text:span text:style-name="T1">Upgrade one container database and all pluggable databases are upgraded.</text:span><text:line-break/><text:span text:style-name="T1"><text:line-break/></text:span><text:span text:style-name="T6">New Commands:</text:span><text:line-break/><text:span text:style-name="T1">create pluggable database ...</text:span><text:line-break/><text:span text:style-name="T1">alter pluggable database ...</text:span><text:line-break/><text:span text:style-name="T1">drop pluggable database ...</text:span><text:line-break/><text:span text:style-name="T1"><text:line-break/></text:span><text:span text:style-name="T6">New Views/Packages in Oracle 12c Release1:</text:span><text:line-break/><text:span text:style-name="T1">dba_pdbs</text:span><text:line-break/><text:span text:style-name="T1">v$pdbs</text:span><text:line-break/><text:span text:style-name="T1">cdb_data_files</text:span><text:line-break/><text:span text:style-name="T1"><text:line-break/>dbms_pdb</text:span><text:line-break/><text:span text:style-name="T1">dbms_qopatch</text:span><text:line-break/><text:span text:style-name="T1">UTL_CALLSTACK</text:span><text:line-break/><text:span text:style-name="T1">dbms_redact</text:span></text:p>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Verdana" svg:font-family="Verdana, sans-serif"/>
    <style:font-face style:name="verdana" svg:font-family="verdana,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DejaVu Sans" style:font-family-asian="'DejaVu Sans'"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DejaVu Sans" style:font-family-asian="'DejaVu Sans'"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15T17:05:18.404711985</meta:creation-date>
    <dc:date>2016-12-15T17:07:36.986270509</dc:date>
    <meta:editing-duration>PT2M19S</meta:editing-duration>
    <meta:editing-cycles>1</meta:editing-cycles>
    <meta:document-statistic meta:table-count="0" meta:image-count="0" meta:object-count="0" meta:page-count="7" meta:paragraph-count="109" meta:word-count="2291" meta:character-count="14590" meta:non-whitespace-character-count="12384"/>
    <meta:generator>LibreOffice/5.2.3.1$Linux_X86_64 LibreOffice_project/20m0$Build-1</meta:generator>
  </office:meta>
</office:document-meta>
</file>